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081cm" svg:stroke-color="#2e006f" draw:marker-start-width="0.32cm" draw:marker-end-width="0.32cm" draw:fill-color="#ffffff" draw:textarea-horizontal-align="justify" draw:textarea-vertical-align="top" draw:auto-grow-height="false" fo:min-height="15.614cm" fo:min-width="28.118cm" fo:padding-top="0.164cm" fo:padding-bottom="0.164cm" fo:padding-left="0.289cm" fo:padding-right="0.289cm"/>
      <style:paragraph-properties style:writing-mode="lr-tb"/>
    </style:style>
    <style:style style:name="gr2" style:family="graphic" style:parent-style-name="standard">
      <style:graphic-properties svg:stroke-width="0.028cm" svg:stroke-color="#2f0090" draw:marker-start-width="0.242cm" draw:marker-end-width="0.242cm" draw:fill-color="#ecdda4" draw:textarea-horizontal-align="justify" draw:textarea-vertical-align="top" draw:auto-grow-height="false" fo:min-height="9.308cm" fo:min-width="19.959cm" fo:padding-top="0.139cm" fo:padding-bottom="0.139cm" fo:padding-left="0.264cm" fo:padding-right="0.264cm"/>
      <style:paragraph-properties style:writing-mode="lr-tb"/>
    </style:style>
    <style:style style:name="gr3" style:family="graphic" style:parent-style-name="standard">
      <style:graphic-properties svg:stroke-width="0.018cm" svg:stroke-color="#2e006f" draw:marker-start-width="0.227cm" draw:marker-end-width="0.227cm" draw:fill-color="#e4a82f" draw:textarea-horizontal-align="justify" draw:textarea-vertical-align="middle" draw:auto-grow-height="false" fo:min-height="3.133cm" fo:min-width="9.646cm" fo:padding-top="0.134cm" fo:padding-bottom="0.134cm" fo:padding-left="0.259cm" fo:padding-right="0.259cm"/>
      <style:paragraph-properties style:writing-mode="lr-tb"/>
    </style:style>
    <style:style style:name="P1" style:family="paragraph">
      <style:paragraph-properties fo:text-align="center" style:writing-mode="lr-tb"/>
      <style:text-properties fo:color="#2e006f" loext:opacity="100%" style:font-name="Century Gothic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fo:color="#2e006f" loext:opacity="100%" style:font-name="Century Gothic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 style:writing-mode="lr-tb"/>
      <style:text-properties fo:color="#2e006f" loext:opacity="100%" style:font-name="Century Gothic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ecdda4"/>
      <style:paragraph-properties fo:text-align="center" style:writing-mode="lr-tb"/>
      <style:text-properties fo:color="#2e006f" loext:opacity="100%" style:font-name="Century Gothic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4a82f"/>
      <style:paragraph-properties fo:text-align="center" style:writing-mode="lr-tb"/>
      <style:text-properties fo:color="#2e006f" loext:opacity="100%" style:font-name="Century Gothic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2e006f" loext:opacity="100%" style:font-name="Century Gothic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2e006f" loext:opacity="100%" style:font-name="Century Gothic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8.696cm" svg:height="15.942cm" svg:x="1.845cm" svg:y="3.395cm">
          <text:p text:style-name="P1"><text:span text:style-name="T1"><text:s/></text:span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1.523cm" svg:height="10.622cm" svg:x="5.497cm" svg:y="6.325cm">
          <text:p text:style-name="P3"><text:span text:style-name="T2">J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4.348cm" svg:height="4.783cm" svg:x="9.061cm" svg:y="9.63cm">
          <text:p text:style-name="P3"><text:span text:style-name="T2">Heap mem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4cm" fo:page-height="22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22:52:34.753010466</meta:creation-date>
    <dc:date>2021-05-08T22:14:27.297574833</dc:date>
    <meta:editing-duration>PT3H46M8S</meta:editing-duration>
    <meta:editing-cycles>3</meta:editing-cycles>
    <meta:generator>LibreOffice/7.1.2.2$MacOSX_X86_64 LibreOffice_project/8a45595d069ef5570103caea1b71cc9d82b2aae4</meta:generator>
    <meta:document-statistic meta:object-count="3"/>
  </office:meta>
</office:document-meta>
</file>